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1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51.31pt"/>
    </style:style>
    <style:style style:name="co4" style:family="table-column">
      <style:table-column-properties fo:break-before="auto" style:column-width="118.26pt"/>
    </style:style>
    <style:style style:name="co5" style:family="table-column">
      <style:table-column-properties fo:break-before="auto" style:column-width="105.99pt"/>
    </style:style>
    <style:style style:name="co6" style:family="table-column">
      <style:table-column-properties fo:break-before="auto" style:column-width="97pt"/>
    </style:style>
    <style:style style:name="co7" style:family="table-column">
      <style:table-column-properties fo:break-before="auto" style:column-width="100.29pt"/>
    </style:style>
    <style:style style:name="co8" style:family="table-column">
      <style:table-column-properties fo:break-before="auto" style:column-width="121.4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b1_rea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4" table:visibility="collapse" table:default-cell-style-name="Default"/>
        <table:table-column table:style-name="co8" table:visibility="collapse" table:default-cell-style-name="Default"/>
        <table:table-column table:style-name="co9" table:number-columns-repeated="6" table:default-cell-style-name="ce1"/>
        <table:table-row table:style-name="ro1">
          <table:table-cell office:value-type="string" calcext:value-type="string">
            <text:p>B1</text:p>
          </table:table-cell>
          <table:table-cell office:value-type="float" office:value="25315" calcext:value-type="float">
            <text:p>25315</text:p>
          </table:table-cell>
          <table:table-cell office:value-type="string" calcext:value-type="string">
            <text:p>SLS01</text:p>
          </table:table-cell>
          <table:table-cell office:value-type="float" office:value="7008.38979131453" calcext:value-type="float">
            <text:p>7008.38979131453</text:p>
          </table:table-cell>
          <table:table-cell office:value-type="float" office:value="-2.88256805168945" calcext:value-type="float">
            <text:p>-2.88256805168945</text:p>
          </table:table-cell>
          <table:table-cell office:value-type="float" office:value="228852.291630239" calcext:value-type="float">
            <text:p>228852.291630239</text:p>
          </table:table-cell>
          <table:table-cell office:value-type="float" office:value="12.8862322129751" calcext:value-type="float">
            <text:p>12.8862322129751</text:p>
          </table:table-cell>
          <table:table-cell office:value-type="float" office:value="10317.5753205668" calcext:value-type="float">
            <text:p>10317.5753205668</text:p>
          </table:table-cell>
          <table:table-cell office:value-type="float" office:value="-0.00000000283543375949518" calcext:value-type="float">
            <text:p>-2.83543375949518E-09</text:p>
          </table:table-cell>
          <table:table-cell table:formula="of:=[.D1]/1000" office:value-type="float" office:value="7.00838979131453" calcext:value-type="float">
            <text:p>7.01</text:p>
          </table:table-cell>
          <table:table-cell table:formula="of:=[.E1]/1000" office:value-type="float" office:value="-0.00288256805168945" calcext:value-type="float">
            <text:p>0.00</text:p>
          </table:table-cell>
          <table:table-cell table:formula="of:=[.F1]/1000" office:value-type="float" office:value="228.852291630239" calcext:value-type="float">
            <text:p>228.85</text:p>
          </table:table-cell>
          <table:table-cell table:formula="of:=[.G1]/1000" office:value-type="float" office:value="0.0128862322129751" calcext:value-type="float">
            <text:p>0.01</text:p>
          </table:table-cell>
          <table:table-cell table:formula="of:=[.H1]/1000" office:value-type="float" office:value="10.3175753205668" calcext:value-type="float">
            <text:p>10.32</text:p>
          </table:table-cell>
          <table:table-cell table:formula="of:=[.I1]/1000" office:value-type="float" office:value="-0.00000000000283543375949518" calcext:value-type="float">
            <text:p>0.0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5315" calcext:value-type="float">
            <text:p>25315</text:p>
          </table:table-cell>
          <table:table-cell office:value-type="string" calcext:value-type="string">
            <text:p>SLS02_a</text:p>
          </table:table-cell>
          <table:table-cell office:value-type="float" office:value="11985.1533571003" calcext:value-type="float">
            <text:p>11985.1533571003</text:p>
          </table:table-cell>
          <table:table-cell office:value-type="float" office:value="-5.04949105295976" calcext:value-type="float">
            <text:p>-5.04949105295976</text:p>
          </table:table-cell>
          <table:table-cell office:value-type="float" office:value="378148.154761209" calcext:value-type="float">
            <text:p>378148.154761209</text:p>
          </table:table-cell>
          <table:table-cell office:value-type="float" office:value="22.5732447938716" calcext:value-type="float">
            <text:p>22.5732447938716</text:p>
          </table:table-cell>
          <table:table-cell office:value-type="float" office:value="17636.112912282" calcext:value-type="float">
            <text:p>17636.112912282</text:p>
          </table:table-cell>
          <table:table-cell office:value-type="float" office:value="-0.00000000496692433382086" calcext:value-type="float">
            <text:p>-4.96692433382086E-09</text:p>
          </table:table-cell>
          <table:table-cell table:formula="of:=[.D2]/1000" office:value-type="float" office:value="11.9851533571003" calcext:value-type="float">
            <text:p>11.99</text:p>
          </table:table-cell>
          <table:table-cell table:formula="of:=[.E2]/1000" office:value-type="float" office:value="-0.00504949105295976" calcext:value-type="float">
            <text:p>-0.01</text:p>
          </table:table-cell>
          <table:table-cell table:formula="of:=[.F2]/1000" office:value-type="float" office:value="378.148154761209" calcext:value-type="float">
            <text:p>378.15</text:p>
          </table:table-cell>
          <table:table-cell table:formula="of:=[.G2]/1000" office:value-type="float" office:value="0.0225732447938716" calcext:value-type="float">
            <text:p>0.02</text:p>
          </table:table-cell>
          <table:table-cell table:formula="of:=[.H2]/1000" office:value-type="float" office:value="17.636112912282" calcext:value-type="float">
            <text:p>17.64</text:p>
          </table:table-cell>
          <table:table-cell table:formula="of:=[.I2]/1000" office:value-type="float" office:value="-0.00000000000496692433382086" calcext:value-type="float">
            <text:p>0.0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5315" calcext:value-type="float">
            <text:p>25315</text:p>
          </table:table-cell>
          <table:table-cell office:value-type="string" calcext:value-type="string">
            <text:p>SLS02_b</text:p>
          </table:table-cell>
          <table:table-cell office:value-type="float" office:value="12136.0405008065" calcext:value-type="float">
            <text:p>12136.0405008065</text:p>
          </table:table-cell>
          <table:table-cell office:value-type="float" office:value="-4.98294473637742" calcext:value-type="float">
            <text:p>-4.98294473637742</text:p>
          </table:table-cell>
          <table:table-cell office:value-type="float" office:value="382721.875198757" calcext:value-type="float">
            <text:p>382721.875198757</text:p>
          </table:table-cell>
          <table:table-cell office:value-type="float" office:value="22.2757561403443" calcext:value-type="float">
            <text:p>22.2757561403443</text:p>
          </table:table-cell>
          <table:table-cell office:value-type="float" office:value="17853.2667576266" calcext:value-type="float">
            <text:p>17853.2667576266</text:p>
          </table:table-cell>
          <table:table-cell office:value-type="float" office:value="-0.00000000490146614888851" calcext:value-type="float">
            <text:p>-4.90146614888851E-09</text:p>
          </table:table-cell>
          <table:table-cell table:formula="of:=[.D3]/1000" office:value-type="float" office:value="12.1360405008065" calcext:value-type="float">
            <text:p>12.14</text:p>
          </table:table-cell>
          <table:table-cell table:formula="of:=[.E3]/1000" office:value-type="float" office:value="-0.00498294473637742" calcext:value-type="float">
            <text:p>0.00</text:p>
          </table:table-cell>
          <table:table-cell table:formula="of:=[.F3]/1000" office:value-type="float" office:value="382.721875198757" calcext:value-type="float">
            <text:p>382.72</text:p>
          </table:table-cell>
          <table:table-cell table:formula="of:=[.G3]/1000" office:value-type="float" office:value="0.0222757561403443" calcext:value-type="float">
            <text:p>0.02</text:p>
          </table:table-cell>
          <table:table-cell table:formula="of:=[.H3]/1000" office:value-type="float" office:value="17.8532667576266" calcext:value-type="float">
            <text:p>17.85</text:p>
          </table:table-cell>
          <table:table-cell table:formula="of:=[.I3]/1000" office:value-type="float" office:value="-0.00000000000490146614888851" calcext:value-type="float">
            <text:p>0.0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5315" calcext:value-type="float">
            <text:p>25315</text:p>
          </table:table-cell>
          <table:table-cell office:value-type="string" calcext:value-type="string">
            <text:p>SLS03_a</text:p>
          </table:table-cell>
          <table:table-cell office:value-type="float" office:value="10165.2473295702" calcext:value-type="float">
            <text:p>10165.2473295702</text:p>
          </table:table-cell>
          <table:table-cell office:value-type="float" office:value="-4.37202474109239" calcext:value-type="float">
            <text:p>-4.37202474109239</text:p>
          </table:table-cell>
          <table:table-cell office:value-type="float" office:value="323566.908387301" calcext:value-type="float">
            <text:p>323566.908387301</text:p>
          </table:table-cell>
          <table:table-cell office:value-type="float" office:value="19.5446993945446" calcext:value-type="float">
            <text:p>19.5446993945446</text:p>
          </table:table-cell>
          <table:table-cell office:value-type="float" office:value="14958.5296221557" calcext:value-type="float">
            <text:p>14958.5296221557</text:p>
          </table:table-cell>
          <table:table-cell office:value-type="float" office:value="-0.00000000430053560781534" calcext:value-type="float">
            <text:p>-4.30053560781534E-09</text:p>
          </table:table-cell>
          <table:table-cell table:formula="of:=[.D4]/1000" office:value-type="float" office:value="10.1652473295702" calcext:value-type="float">
            <text:p>10.17</text:p>
          </table:table-cell>
          <table:table-cell table:formula="of:=[.E4]/1000" office:value-type="float" office:value="-0.00437202474109239" calcext:value-type="float">
            <text:p>0.00</text:p>
          </table:table-cell>
          <table:table-cell table:formula="of:=[.F4]/1000" office:value-type="float" office:value="323.566908387301" calcext:value-type="float">
            <text:p>323.57</text:p>
          </table:table-cell>
          <table:table-cell table:formula="of:=[.G4]/1000" office:value-type="float" office:value="0.0195446993945446" calcext:value-type="float">
            <text:p>0.02</text:p>
          </table:table-cell>
          <table:table-cell table:formula="of:=[.H4]/1000" office:value-type="float" office:value="14.9585296221557" calcext:value-type="float">
            <text:p>14.96</text:p>
          </table:table-cell>
          <table:table-cell table:formula="of:=[.I4]/1000" office:value-type="float" office:value="-0.00000000000430053560781534" calcext:value-type="float">
            <text:p>0.0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5315" calcext:value-type="float">
            <text:p>25315</text:p>
          </table:table-cell>
          <table:table-cell office:value-type="string" calcext:value-type="string">
            <text:p>SLS03_b</text:p>
          </table:table-cell>
          <table:table-cell office:value-type="float" office:value="10210.5134744805" calcext:value-type="float">
            <text:p>10210.5134744805</text:p>
          </table:table-cell>
          <table:table-cell office:value-type="float" office:value="-4.35206084532475" calcext:value-type="float">
            <text:p>-4.35206084532475</text:p>
          </table:table-cell>
          <table:table-cell office:value-type="float" office:value="324939.024573082" calcext:value-type="float">
            <text:p>324939.024573082</text:p>
          </table:table-cell>
          <table:table-cell office:value-type="float" office:value="19.4554527949418" calcext:value-type="float">
            <text:p>19.4554527949418</text:p>
          </table:table-cell>
          <table:table-cell office:value-type="float" office:value="15023.6757783474" calcext:value-type="float">
            <text:p>15023.6757783474</text:p>
          </table:table-cell>
          <table:table-cell office:value-type="float" office:value="-0.00000000428089815155571" calcext:value-type="float">
            <text:p>-4.28089815155571E-09</text:p>
          </table:table-cell>
          <table:table-cell table:formula="of:=[.D5]/1000" office:value-type="float" office:value="10.2105134744805" calcext:value-type="float">
            <text:p>10.21</text:p>
          </table:table-cell>
          <table:table-cell table:formula="of:=[.E5]/1000" office:value-type="float" office:value="-0.00435206084532475" calcext:value-type="float">
            <text:p>0.00</text:p>
          </table:table-cell>
          <table:table-cell table:formula="of:=[.F5]/1000" office:value-type="float" office:value="324.939024573082" calcext:value-type="float">
            <text:p>324.94</text:p>
          </table:table-cell>
          <table:table-cell table:formula="of:=[.G5]/1000" office:value-type="float" office:value="0.0194554527949418" calcext:value-type="float">
            <text:p>0.02</text:p>
          </table:table-cell>
          <table:table-cell table:formula="of:=[.H5]/1000" office:value-type="float" office:value="15.0236757783474" calcext:value-type="float">
            <text:p>15.02</text:p>
          </table:table-cell>
          <table:table-cell table:formula="of:=[.I5]/1000" office:value-type="float" office:value="-0.00000000000428089815155571" calcext:value-type="float">
            <text:p>0.0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5315" calcext:value-type="float">
            <text:p>25315</text:p>
          </table:table-cell>
          <table:table-cell office:value-type="string" calcext:value-type="string">
            <text:p>SLS04_a</text:p>
          </table:table-cell>
          <table:table-cell office:value-type="float" office:value="10344.6615806109" calcext:value-type="float">
            <text:p>10344.6615806109</text:p>
          </table:table-cell>
          <table:table-cell office:value-type="float" office:value="-8.23661531885822" calcext:value-type="float">
            <text:p>-8.23661531885822</text:p>
          </table:table-cell>
          <table:table-cell office:value-type="float" office:value="329684.240089504" calcext:value-type="float">
            <text:p>329684.240089504</text:p>
          </table:table-cell>
          <table:table-cell office:value-type="float" office:value="36.8209651062873" calcext:value-type="float">
            <text:p>36.8209651062873</text:p>
          </table:table-cell>
          <table:table-cell office:value-type="float" office:value="15148.8499226819" calcext:value-type="float">
            <text:p>15148.8499226819</text:p>
          </table:table-cell>
          <table:table-cell office:value-type="float" office:value="-0.00000000810193435862793" calcext:value-type="float">
            <text:p>-8.10193435862793E-09</text:p>
          </table:table-cell>
          <table:table-cell table:formula="of:=[.D6]/1000" office:value-type="float" office:value="10.3446615806109" calcext:value-type="float">
            <text:p>10.34</text:p>
          </table:table-cell>
          <table:table-cell table:formula="of:=[.E6]/1000" office:value-type="float" office:value="-0.00823661531885822" calcext:value-type="float">
            <text:p>-0.01</text:p>
          </table:table-cell>
          <table:table-cell table:formula="of:=[.F6]/1000" office:value-type="float" office:value="329.684240089504" calcext:value-type="float">
            <text:p>329.68</text:p>
          </table:table-cell>
          <table:table-cell table:formula="of:=[.G6]/1000" office:value-type="float" office:value="0.0368209651062873" calcext:value-type="float">
            <text:p>0.04</text:p>
          </table:table-cell>
          <table:table-cell table:formula="of:=[.H6]/1000" office:value-type="float" office:value="15.1488499226819" calcext:value-type="float">
            <text:p>15.15</text:p>
          </table:table-cell>
          <table:table-cell table:formula="of:=[.I6]/1000" office:value-type="float" office:value="-0.00000000000810193435862793" calcext:value-type="float">
            <text:p>0.0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5315" calcext:value-type="float">
            <text:p>25315</text:p>
          </table:table-cell>
          <table:table-cell office:value-type="string" calcext:value-type="string">
            <text:p>SLS04_b</text:p>
          </table:table-cell>
          <table:table-cell office:value-type="float" office:value="10343.7687207636" calcext:value-type="float">
            <text:p>10343.7687207636</text:p>
          </table:table-cell>
          <table:table-cell office:value-type="float" office:value="-6.31932049204027" calcext:value-type="float">
            <text:p>-6.31932049204027</text:p>
          </table:table-cell>
          <table:table-cell office:value-type="float" office:value="328958.515155196" calcext:value-type="float">
            <text:p>328958.515155196</text:p>
          </table:table-cell>
          <table:table-cell office:value-type="float" office:value="28.2498903160033" calcext:value-type="float">
            <text:p>28.2498903160033</text:p>
          </table:table-cell>
          <table:table-cell office:value-type="float" office:value="15217.4309747571" calcext:value-type="float">
            <text:p>15217.4309747571</text:p>
          </table:table-cell>
          <table:table-cell office:value-type="float" office:value="-0.00000000621599016533154" calcext:value-type="float">
            <text:p>-6.21599016533154E-09</text:p>
          </table:table-cell>
          <table:table-cell table:formula="of:=[.D7]/1000" office:value-type="float" office:value="10.3437687207636" calcext:value-type="float">
            <text:p>10.34</text:p>
          </table:table-cell>
          <table:table-cell table:formula="of:=[.E7]/1000" office:value-type="float" office:value="-0.00631932049204027" calcext:value-type="float">
            <text:p>-0.01</text:p>
          </table:table-cell>
          <table:table-cell table:formula="of:=[.F7]/1000" office:value-type="float" office:value="328.958515155196" calcext:value-type="float">
            <text:p>328.96</text:p>
          </table:table-cell>
          <table:table-cell table:formula="of:=[.G7]/1000" office:value-type="float" office:value="0.0282498903160033" calcext:value-type="float">
            <text:p>0.03</text:p>
          </table:table-cell>
          <table:table-cell table:formula="of:=[.H7]/1000" office:value-type="float" office:value="15.2174309747571" calcext:value-type="float">
            <text:p>15.22</text:p>
          </table:table-cell>
          <table:table-cell table:formula="of:=[.I7]/1000" office:value-type="float" office:value="-0.00000000000621599016533154" calcext:value-type="float">
            <text:p>0.0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5315" calcext:value-type="float">
            <text:p>25315</text:p>
          </table:table-cell>
          <table:table-cell office:value-type="string" calcext:value-type="string">
            <text:p>SLS05_a</text:p>
          </table:table-cell>
          <table:table-cell office:value-type="float" office:value="5916.41290110521" calcext:value-type="float">
            <text:p>5916.41290110521</text:p>
          </table:table-cell>
          <table:table-cell office:value-type="float" office:value="-6.34641093400714" calcext:value-type="float">
            <text:p>-6.34641093400714</text:p>
          </table:table-cell>
          <table:table-cell office:value-type="float" office:value="196847.451161043" calcext:value-type="float">
            <text:p>196847.451161043</text:p>
          </table:table-cell>
          <table:table-cell office:value-type="float" office:value="28.3709954277219" calcext:value-type="float">
            <text:p>28.3709954277219</text:p>
          </table:table-cell>
          <table:table-cell office:value-type="float" office:value="8636.48586499544" calcext:value-type="float">
            <text:p>8636.48586499544</text:p>
          </table:table-cell>
          <table:table-cell office:value-type="float" office:value="-0.0000000062426376381179" calcext:value-type="float">
            <text:p>-6.2426376381179E-09</text:p>
          </table:table-cell>
          <table:table-cell table:formula="of:=[.D8]/1000" office:value-type="float" office:value="5.91641290110521" calcext:value-type="float">
            <text:p>5.92</text:p>
          </table:table-cell>
          <table:table-cell table:formula="of:=[.E8]/1000" office:value-type="float" office:value="-0.00634641093400714" calcext:value-type="float">
            <text:p>-0.01</text:p>
          </table:table-cell>
          <table:table-cell table:formula="of:=[.F8]/1000" office:value-type="float" office:value="196.847451161043" calcext:value-type="float">
            <text:p>196.85</text:p>
          </table:table-cell>
          <table:table-cell table:formula="of:=[.G8]/1000" office:value-type="float" office:value="0.0283709954277219" calcext:value-type="float">
            <text:p>0.03</text:p>
          </table:table-cell>
          <table:table-cell table:formula="of:=[.H8]/1000" office:value-type="float" office:value="8.63648586499544" calcext:value-type="float">
            <text:p>8.64</text:p>
          </table:table-cell>
          <table:table-cell table:formula="of:=[.I8]/1000" office:value-type="float" office:value="-0.0000000000062426376381179" calcext:value-type="float">
            <text:p>0.0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5315" calcext:value-type="float">
            <text:p>25315</text:p>
          </table:table-cell>
          <table:table-cell office:value-type="string" calcext:value-type="string">
            <text:p>SLS05_b</text:p>
          </table:table-cell>
          <table:table-cell office:value-type="float" office:value="5915.52004125823" calcext:value-type="float">
            <text:p>5915.52004125823</text:p>
          </table:table-cell>
          <table:table-cell office:value-type="float" office:value="-4.42911610719006" calcext:value-type="float">
            <text:p>-4.42911610719006</text:p>
          </table:table-cell>
          <table:table-cell office:value-type="float" office:value="196121.726226742" calcext:value-type="float">
            <text:p>196121.726226742</text:p>
          </table:table-cell>
          <table:table-cell office:value-type="float" office:value="19.7999206374428" calcext:value-type="float">
            <text:p>19.7999206374428</text:p>
          </table:table-cell>
          <table:table-cell office:value-type="float" office:value="8705.06691707098" calcext:value-type="float">
            <text:p>8705.06691707098</text:p>
          </table:table-cell>
          <table:table-cell office:value-type="float" office:value="-0.00000000435669344482261" calcext:value-type="float">
            <text:p>-4.35669344482261E-09</text:p>
          </table:table-cell>
          <table:table-cell table:formula="of:=[.D9]/1000" office:value-type="float" office:value="5.91552004125823" calcext:value-type="float">
            <text:p>5.92</text:p>
          </table:table-cell>
          <table:table-cell table:formula="of:=[.E9]/1000" office:value-type="float" office:value="-0.00442911610719006" calcext:value-type="float">
            <text:p>0.00</text:p>
          </table:table-cell>
          <table:table-cell table:formula="of:=[.F9]/1000" office:value-type="float" office:value="196.121726226742" calcext:value-type="float">
            <text:p>196.12</text:p>
          </table:table-cell>
          <table:table-cell table:formula="of:=[.G9]/1000" office:value-type="float" office:value="0.0197999206374428" calcext:value-type="float">
            <text:p>0.02</text:p>
          </table:table-cell>
          <table:table-cell table:formula="of:=[.H9]/1000" office:value-type="float" office:value="8.70506691707098" calcext:value-type="float">
            <text:p>8.71</text:p>
          </table:table-cell>
          <table:table-cell table:formula="of:=[.I9]/1000" office:value-type="float" office:value="-0.00000000000435669344482261" calcext:value-type="float">
            <text:p>0.00</text:p>
          </table:table-cell>
        </table:table-row>
        <table:table-row table:style-name="ro1">
          <table:table-cell table:number-columns-repeated="11"/>
          <table:table-cell table:formula="of:=MAX([.L1:.L9])" office:value-type="float" office:value="382.721875198757" calcext:value-type="float">
            <text:p>382.72</text:p>
          </table:table-cell>
          <table:table-cell table:number-columns-repeated="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5315" calcext:value-type="float">
            <text:p>25315</text:p>
          </table:table-cell>
          <table:table-cell office:value-type="string" calcext:value-type="string">
            <text:p>ULS01</text:p>
          </table:table-cell>
          <table:table-cell office:value-type="float" office:value="9811.74554074706" calcext:value-type="float">
            <text:p>9811.74554074706</text:p>
          </table:table-cell>
          <table:table-cell office:value-type="float" office:value="-4.03559520363856" calcext:value-type="float">
            <text:p>-4.03559520363856</text:p>
          </table:table-cell>
          <table:table-cell office:value-type="float" office:value="320393.202826063" calcext:value-type="float">
            <text:p>320393.202826063</text:p>
          </table:table-cell>
          <table:table-cell office:value-type="float" office:value="18.0407247909295" calcext:value-type="float">
            <text:p>18.0407247909295</text:p>
          </table:table-cell>
          <table:table-cell office:value-type="float" office:value="14444.6052028029" calcext:value-type="float">
            <text:p>14444.6052028029</text:p>
          </table:table-cell>
          <table:table-cell office:value-type="float" office:value="-0.00000000396960719569039" calcext:value-type="float">
            <text:p>-3.96960719569039E-09</text:p>
          </table:table-cell>
          <table:table-cell table:formula="of:=[.D14]/1000" office:value-type="float" office:value="9.81174554074706" calcext:value-type="float">
            <text:p>9.81</text:p>
          </table:table-cell>
          <table:table-cell table:formula="of:=[.E14]/1000" office:value-type="float" office:value="-0.00403559520363856" calcext:value-type="float">
            <text:p>0.00</text:p>
          </table:table-cell>
          <table:table-cell table:formula="of:=[.F14]/1000" office:value-type="float" office:value="320.393202826063" calcext:value-type="float">
            <text:p>320.39</text:p>
          </table:table-cell>
          <table:table-cell table:formula="of:=[.G14]/1000" office:value-type="float" office:value="0.0180407247909295" calcext:value-type="float">
            <text:p>0.02</text:p>
          </table:table-cell>
          <table:table-cell table:formula="of:=[.H14]/1000" office:value-type="float" office:value="14.4446052028029" calcext:value-type="float">
            <text:p>14.44</text:p>
          </table:table-cell>
          <table:table-cell table:formula="of:=[.I14]/1000" office:value-type="float" office:value="-0.00000000000396960719569039" calcext:value-type="float">
            <text:p>0.0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5315" calcext:value-type="float">
            <text:p>25315</text:p>
          </table:table-cell>
          <table:table-cell office:value-type="string" calcext:value-type="string">
            <text:p>ULS02_a</text:p>
          </table:table-cell>
          <table:table-cell office:value-type="float" office:value="16411.9733633301" calcext:value-type="float">
            <text:p>16411.9733633301</text:p>
          </table:table-cell>
          <table:table-cell office:value-type="float" office:value="-5.84603534449932" calcext:value-type="float">
            <text:p>-5.84603534449932</text:p>
          </table:table-cell>
          <table:table-cell office:value-type="float" office:value="514601.242231552" calcext:value-type="float">
            <text:p>514601.242231552</text:p>
          </table:table-cell>
          <table:table-cell office:value-type="float" office:value="26.1341163933062" calcext:value-type="float">
            <text:p>26.1341163933062</text:p>
          </table:table-cell>
          <table:table-cell office:value-type="float" office:value="24154.9601990862" calcext:value-type="float">
            <text:p>24154.9601990862</text:p>
          </table:table-cell>
          <table:table-cell office:value-type="float" office:value="-0.00000000575044393671132" calcext:value-type="float">
            <text:p>-5.75044393671132E-09</text:p>
          </table:table-cell>
          <table:table-cell table:formula="of:=[.D15]/1000" office:value-type="float" office:value="16.4119733633301" calcext:value-type="float">
            <text:p>16.41</text:p>
          </table:table-cell>
          <table:table-cell table:formula="of:=[.E15]/1000" office:value-type="float" office:value="-0.00584603534449932" calcext:value-type="float">
            <text:p>-0.01</text:p>
          </table:table-cell>
          <table:table-cell table:formula="of:=[.F15]/1000" office:value-type="float" office:value="514.601242231552" calcext:value-type="float">
            <text:p>514.60</text:p>
          </table:table-cell>
          <table:table-cell table:formula="of:=[.G15]/1000" office:value-type="float" office:value="0.0261341163933062" calcext:value-type="float">
            <text:p>0.03</text:p>
          </table:table-cell>
          <table:table-cell table:formula="of:=[.H15]/1000" office:value-type="float" office:value="24.1549601990862" calcext:value-type="float">
            <text:p>24.15</text:p>
          </table:table-cell>
          <table:table-cell table:formula="of:=[.I15]/1000" office:value-type="float" office:value="-0.00000000000575044393671132" calcext:value-type="float">
            <text:p>0.0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5315" calcext:value-type="float">
            <text:p>25315</text:p>
          </table:table-cell>
          <table:table-cell office:value-type="string" calcext:value-type="string">
            <text:p>ULS02_b</text:p>
          </table:table-cell>
          <table:table-cell office:value-type="float" office:value="15995.9668769999" calcext:value-type="float">
            <text:p>15995.9668769999</text:p>
          </table:table-cell>
          <table:table-cell office:value-type="float" office:value="-5.9307925965641" calcext:value-type="float">
            <text:p>-5.9307925965641</text:p>
          </table:table-cell>
          <table:table-cell office:value-type="float" office:value="502208.751360389" calcext:value-type="float">
            <text:p>502208.751360389</text:p>
          </table:table-cell>
          <table:table-cell office:value-type="float" office:value="26.5130152127808" calcext:value-type="float">
            <text:p>26.5130152127808</text:p>
          </table:table-cell>
          <table:table-cell office:value-type="float" office:value="23534.4938847549" calcext:value-type="float">
            <text:p>23534.4938847549</text:p>
          </table:table-cell>
          <table:table-cell office:value-type="float" office:value="-0.00000000583381528113652" calcext:value-type="float">
            <text:p>-5.83381528113652E-09</text:p>
          </table:table-cell>
          <table:table-cell table:formula="of:=[.D16]/1000" office:value-type="float" office:value="15.9959668769999" calcext:value-type="float">
            <text:p>16.00</text:p>
          </table:table-cell>
          <table:table-cell table:formula="of:=[.E16]/1000" office:value-type="float" office:value="-0.0059307925965641" calcext:value-type="float">
            <text:p>-0.01</text:p>
          </table:table-cell>
          <table:table-cell table:formula="of:=[.F16]/1000" office:value-type="float" office:value="502.208751360389" calcext:value-type="float">
            <text:p>502.21</text:p>
          </table:table-cell>
          <table:table-cell table:formula="of:=[.G16]/1000" office:value-type="float" office:value="0.0265130152127808" calcext:value-type="float">
            <text:p>0.03</text:p>
          </table:table-cell>
          <table:table-cell table:formula="of:=[.H16]/1000" office:value-type="float" office:value="23.5344938847549" calcext:value-type="float">
            <text:p>23.53</text:p>
          </table:table-cell>
          <table:table-cell table:formula="of:=[.I16]/1000" office:value-type="float" office:value="-0.00000000000583381528113652" calcext:value-type="float">
            <text:p>0.0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5315" calcext:value-type="float">
            <text:p>25315</text:p>
          </table:table-cell>
          <table:table-cell office:value-type="string" calcext:value-type="string">
            <text:p>ULS03_a</text:p>
          </table:table-cell>
          <table:table-cell office:value-type="float" office:value="13547.5085394648" calcext:value-type="float">
            <text:p>13547.5085394648</text:p>
          </table:table-cell>
          <table:table-cell office:value-type="float" office:value="-6.79549253270989" calcext:value-type="float">
            <text:p>-6.79549253270989</text:p>
          </table:table-cell>
          <table:table-cell office:value-type="float" office:value="428816.360014451" calcext:value-type="float">
            <text:p>428816.360014451</text:p>
          </table:table-cell>
          <table:table-cell office:value-type="float" office:value="30.3785698057384" calcext:value-type="float">
            <text:p>30.3785698057384</text:p>
          </table:table-cell>
          <table:table-cell office:value-type="float" office:value="19928.1448376108" calcext:value-type="float">
            <text:p>19928.1448376108</text:p>
          </table:table-cell>
          <table:table-cell office:value-type="float" office:value="-0.00000000668437608206697" calcext:value-type="float">
            <text:p>-6.68437608206697E-09</text:p>
          </table:table-cell>
          <table:table-cell table:formula="of:=[.D17]/1000" office:value-type="float" office:value="13.5475085394648" calcext:value-type="float">
            <text:p>13.55</text:p>
          </table:table-cell>
          <table:table-cell table:formula="of:=[.E17]/1000" office:value-type="float" office:value="-0.00679549253270988" calcext:value-type="float">
            <text:p>-0.01</text:p>
          </table:table-cell>
          <table:table-cell table:formula="of:=[.F17]/1000" office:value-type="float" office:value="428.816360014451" calcext:value-type="float">
            <text:p>428.82</text:p>
          </table:table-cell>
          <table:table-cell table:formula="of:=[.G17]/1000" office:value-type="float" office:value="0.0303785698057384" calcext:value-type="float">
            <text:p>0.03</text:p>
          </table:table-cell>
          <table:table-cell table:formula="of:=[.H17]/1000" office:value-type="float" office:value="19.9281448376108" calcext:value-type="float">
            <text:p>19.93</text:p>
          </table:table-cell>
          <table:table-cell table:formula="of:=[.I17]/1000" office:value-type="float" office:value="-0.00000000000668437608206697" calcext:value-type="float">
            <text:p>0.0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5315" calcext:value-type="float">
            <text:p>25315</text:p>
          </table:table-cell>
          <table:table-cell office:value-type="string" calcext:value-type="string">
            <text:p>ULS03_b</text:p>
          </table:table-cell>
          <table:table-cell office:value-type="float" office:value="14170.8070227633" calcext:value-type="float">
            <text:p>14170.8070227633</text:p>
          </table:table-cell>
          <table:table-cell office:value-type="float" office:value="-6.60285991393241" calcext:value-type="float">
            <text:p>-6.60285991393241</text:p>
          </table:table-cell>
          <table:table-cell office:value-type="float" office:value="447528.589314128" calcext:value-type="float">
            <text:p>447528.589314128</text:p>
          </table:table-cell>
          <table:table-cell office:value-type="float" office:value="29.5174249471086" calcext:value-type="float">
            <text:p>29.5174249471086</text:p>
          </table:table-cell>
          <table:table-cell office:value-type="float" office:value="20843.3154549496" calcext:value-type="float">
            <text:p>20843.3154549496</text:p>
          </table:table-cell>
          <table:table-cell office:value-type="float" office:value="-0.00000000649489329426525" calcext:value-type="float">
            <text:p>-6.49489329426525E-09</text:p>
          </table:table-cell>
          <table:table-cell table:formula="of:=[.D18]/1000" office:value-type="float" office:value="14.1708070227633" calcext:value-type="float">
            <text:p>14.17</text:p>
          </table:table-cell>
          <table:table-cell table:formula="of:=[.E18]/1000" office:value-type="float" office:value="-0.00660285991393241" calcext:value-type="float">
            <text:p>-0.01</text:p>
          </table:table-cell>
          <table:table-cell table:formula="of:=[.F18]/1000" office:value-type="float" office:value="447.528589314128" calcext:value-type="float">
            <text:p>447.53</text:p>
          </table:table-cell>
          <table:table-cell table:formula="of:=[.G18]/1000" office:value-type="float" office:value="0.0295174249471086" calcext:value-type="float">
            <text:p>0.03</text:p>
          </table:table-cell>
          <table:table-cell table:formula="of:=[.H18]/1000" office:value-type="float" office:value="20.8433154549496" calcext:value-type="float">
            <text:p>20.84</text:p>
          </table:table-cell>
          <table:table-cell table:formula="of:=[.I18]/1000" office:value-type="float" office:value="-0.00000000000649489329426525" calcext:value-type="float">
            <text:p>0.0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5315" calcext:value-type="float">
            <text:p>25315</text:p>
          </table:table-cell>
          <table:table-cell office:value-type="string" calcext:value-type="string">
            <text:p>ULS04_a</text:p>
          </table:table-cell>
          <table:table-cell office:value-type="float" office:value="10789.4922928353" calcext:value-type="float">
            <text:p>10789.4922928353</text:p>
          </table:table-cell>
          <table:table-cell office:value-type="float" office:value="-6.66683582489325" calcext:value-type="float">
            <text:p>-6.66683582489325</text:p>
          </table:table-cell>
          <table:table-cell office:value-type="float" office:value="346402.067534252" calcext:value-type="float">
            <text:p>346402.067534252</text:p>
          </table:table-cell>
          <table:table-cell office:value-type="float" office:value="29.8034228593512" calcext:value-type="float">
            <text:p>29.8034228593512</text:p>
          </table:table-cell>
          <table:table-cell office:value-type="float" office:value="15840.1382235834" calcext:value-type="float">
            <text:p>15840.1382235834</text:p>
          </table:table-cell>
          <table:table-cell office:value-type="float" office:value="-0.00000000655782310354662" calcext:value-type="float">
            <text:p>-6.55782310354662E-09</text:p>
          </table:table-cell>
          <table:table-cell table:formula="of:=[.D19]/1000" office:value-type="float" office:value="10.7894922928353" calcext:value-type="float">
            <text:p>10.79</text:p>
          </table:table-cell>
          <table:table-cell table:formula="of:=[.E19]/1000" office:value-type="float" office:value="-0.00666683582489325" calcext:value-type="float">
            <text:p>-0.01</text:p>
          </table:table-cell>
          <table:table-cell table:formula="of:=[.F19]/1000" office:value-type="float" office:value="346.402067534252" calcext:value-type="float">
            <text:p>346.40</text:p>
          </table:table-cell>
          <table:table-cell table:formula="of:=[.G19]/1000" office:value-type="float" office:value="0.0298034228593512" calcext:value-type="float">
            <text:p>0.03</text:p>
          </table:table-cell>
          <table:table-cell table:formula="of:=[.H19]/1000" office:value-type="float" office:value="15.8401382235834" calcext:value-type="float">
            <text:p>15.84</text:p>
          </table:table-cell>
          <table:table-cell table:formula="of:=[.I19]/1000" office:value-type="float" office:value="-0.00000000000655782310354662" calcext:value-type="float">
            <text:p>0.0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5315" calcext:value-type="float">
            <text:p>25315</text:p>
          </table:table-cell>
          <table:table-cell office:value-type="string" calcext:value-type="string">
            <text:p>ULS04_b</text:p>
          </table:table-cell>
          <table:table-cell office:value-type="float" office:value="10789.0458629118" calcext:value-type="float">
            <text:p>10789.0458629118</text:p>
          </table:table-cell>
          <table:table-cell office:value-type="float" office:value="-5.70818841148439" calcext:value-type="float">
            <text:p>-5.70818841148439</text:p>
          </table:table-cell>
          <table:table-cell office:value-type="float" office:value="346039.205067103" calcext:value-type="float">
            <text:p>346039.205067103</text:p>
          </table:table-cell>
          <table:table-cell office:value-type="float" office:value="25.5178854642091" calcext:value-type="float">
            <text:p>25.5178854642091</text:p>
          </table:table-cell>
          <table:table-cell office:value-type="float" office:value="15874.4287496212" calcext:value-type="float">
            <text:p>15874.4287496212</text:p>
          </table:table-cell>
          <table:table-cell office:value-type="float" office:value="-0.00000000561485100689839" calcext:value-type="float">
            <text:p>-5.61485100689839E-09</text:p>
          </table:table-cell>
          <table:table-cell table:formula="of:=[.D20]/1000" office:value-type="float" office:value="10.7890458629118" calcext:value-type="float">
            <text:p>10.79</text:p>
          </table:table-cell>
          <table:table-cell table:formula="of:=[.E20]/1000" office:value-type="float" office:value="-0.00570818841148439" calcext:value-type="float">
            <text:p>-0.01</text:p>
          </table:table-cell>
          <table:table-cell table:formula="of:=[.F20]/1000" office:value-type="float" office:value="346.039205067103" calcext:value-type="float">
            <text:p>346.04</text:p>
          </table:table-cell>
          <table:table-cell table:formula="of:=[.G20]/1000" office:value-type="float" office:value="0.0255178854642091" calcext:value-type="float">
            <text:p>0.03</text:p>
          </table:table-cell>
          <table:table-cell table:formula="of:=[.H20]/1000" office:value-type="float" office:value="15.8744287496212" calcext:value-type="float">
            <text:p>15.87</text:p>
          </table:table-cell>
          <table:table-cell table:formula="of:=[.I20]/1000" office:value-type="float" office:value="-0.00000000000561485100689839" calcext:value-type="float">
            <text:p>0.0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5315" calcext:value-type="float">
            <text:p>25315</text:p>
          </table:table-cell>
          <table:table-cell office:value-type="string" calcext:value-type="string">
            <text:p>ULS05_a</text:p>
          </table:table-cell>
          <table:table-cell office:value-type="float" office:value="9530.11899507918" calcext:value-type="float">
            <text:p>9530.11899507918</text:p>
          </table:table-cell>
          <table:table-cell office:value-type="float" office:value="-8.7835028307723" calcext:value-type="float">
            <text:p>-8.7835028307723</text:p>
          </table:table-cell>
          <table:table-cell office:value-type="float" office:value="309029.792645222" calcext:value-type="float">
            <text:p>309029.792645222</text:p>
          </table:table-cell>
          <table:table-cell office:value-type="float" office:value="39.2657710385423" calcext:value-type="float">
            <text:p>39.2657710385423</text:p>
          </table:table-cell>
          <table:table-cell office:value-type="float" office:value="13947.4633073311" calcext:value-type="float">
            <text:p>13947.4633073311</text:p>
          </table:table-cell>
          <table:table-cell office:value-type="float" office:value="-0.00000000863987944305299" calcext:value-type="float">
            <text:p>-8.63987944305299E-09</text:p>
          </table:table-cell>
          <table:table-cell table:formula="of:=[.D21]/1000" office:value-type="float" office:value="9.53011899507918" calcext:value-type="float">
            <text:p>9.53</text:p>
          </table:table-cell>
          <table:table-cell table:formula="of:=[.E21]/1000" office:value-type="float" office:value="-0.0087835028307723" calcext:value-type="float">
            <text:p>-0.01</text:p>
          </table:table-cell>
          <table:table-cell table:formula="of:=[.F21]/1000" office:value-type="float" office:value="309.029792645222" calcext:value-type="float">
            <text:p>309.03</text:p>
          </table:table-cell>
          <table:table-cell table:formula="of:=[.G21]/1000" office:value-type="float" office:value="0.0392657710385423" calcext:value-type="float">
            <text:p>0.04</text:p>
          </table:table-cell>
          <table:table-cell table:formula="of:=[.H21]/1000" office:value-type="float" office:value="13.9474633073311" calcext:value-type="float">
            <text:p>13.95</text:p>
          </table:table-cell>
          <table:table-cell table:formula="of:=[.I21]/1000" office:value-type="float" office:value="-0.00000000000863987944305299" calcext:value-type="float">
            <text:p>0.0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5315" calcext:value-type="float">
            <text:p>25315</text:p>
          </table:table-cell>
          <table:table-cell office:value-type="string" calcext:value-type="string">
            <text:p>ULS05_b</text:p>
          </table:table-cell>
          <table:table-cell office:value-type="float" office:value="9529.22613523221" calcext:value-type="float">
            <text:p>9529.22613523221</text:p>
          </table:table-cell>
          <table:table-cell office:value-type="float" office:value="-6.86620800395508" calcext:value-type="float">
            <text:p>-6.86620800395508</text:p>
          </table:table-cell>
          <table:table-cell office:value-type="float" office:value="308304.067710925" calcext:value-type="float">
            <text:p>308304.067710925</text:p>
          </table:table-cell>
          <table:table-cell office:value-type="float" office:value="30.6946962482624" calcext:value-type="float">
            <text:p>30.6946962482624</text:p>
          </table:table-cell>
          <table:table-cell office:value-type="float" office:value="14016.0443594067" calcext:value-type="float">
            <text:p>14016.0443594067</text:p>
          </table:table-cell>
          <table:table-cell office:value-type="float" office:value="-0.0000000067539352497575" calcext:value-type="float">
            <text:p>-6.7539352497575E-09</text:p>
          </table:table-cell>
          <table:table-cell table:formula="of:=[.D22]/1000" office:value-type="float" office:value="9.52922613523221" calcext:value-type="float">
            <text:p>9.53</text:p>
          </table:table-cell>
          <table:table-cell table:formula="of:=[.E22]/1000" office:value-type="float" office:value="-0.00686620800395508" calcext:value-type="float">
            <text:p>-0.01</text:p>
          </table:table-cell>
          <table:table-cell table:formula="of:=[.F22]/1000" office:value-type="float" office:value="308.304067710925" calcext:value-type="float">
            <text:p>308.30</text:p>
          </table:table-cell>
          <table:table-cell table:formula="of:=[.G22]/1000" office:value-type="float" office:value="0.0306946962482624" calcext:value-type="float">
            <text:p>0.03</text:p>
          </table:table-cell>
          <table:table-cell table:formula="of:=[.H22]/1000" office:value-type="float" office:value="14.0160443594067" calcext:value-type="float">
            <text:p>14.02</text:p>
          </table:table-cell>
          <table:table-cell table:formula="of:=[.I22]/1000" office:value-type="float" office:value="-0.0000000000067539352497575" calcext:value-type="float">
            <text:p>0.0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5315" calcext:value-type="float">
            <text:p>25315</text:p>
          </table:table-cell>
          <table:table-cell office:value-type="string" calcext:value-type="string">
            <text:p>ULS05_c</text:p>
          </table:table-cell>
          <table:table-cell office:value-type="float" office:value="10153.4174783773" calcext:value-type="float">
            <text:p>10153.4174783773</text:p>
          </table:table-cell>
          <table:table-cell office:value-type="float" office:value="-8.59087021199436" calcext:value-type="float">
            <text:p>-8.59087021199436</text:p>
          </table:table-cell>
          <table:table-cell office:value-type="float" office:value="327742.021944886" calcext:value-type="float">
            <text:p>327742.021944886</text:p>
          </table:table-cell>
          <table:table-cell office:value-type="float" office:value="38.4046261799123" calcext:value-type="float">
            <text:p>38.4046261799123</text:p>
          </table:table-cell>
          <table:table-cell office:value-type="float" office:value="14862.6339246692" calcext:value-type="float">
            <text:p>14862.6339246692</text:p>
          </table:table-cell>
          <table:table-cell office:value-type="float" office:value="-0.00000000845039665525126" calcext:value-type="float">
            <text:p>-8.45039665525126E-09</text:p>
          </table:table-cell>
          <table:table-cell table:formula="of:=[.D23]/1000" office:value-type="float" office:value="10.1534174783773" calcext:value-type="float">
            <text:p>10.15</text:p>
          </table:table-cell>
          <table:table-cell table:formula="of:=[.E23]/1000" office:value-type="float" office:value="-0.00859087021199436" calcext:value-type="float">
            <text:p>-0.01</text:p>
          </table:table-cell>
          <table:table-cell table:formula="of:=[.F23]/1000" office:value-type="float" office:value="327.742021944886" calcext:value-type="float">
            <text:p>327.74</text:p>
          </table:table-cell>
          <table:table-cell table:formula="of:=[.G23]/1000" office:value-type="float" office:value="0.0384046261799123" calcext:value-type="float">
            <text:p>0.04</text:p>
          </table:table-cell>
          <table:table-cell table:formula="of:=[.H23]/1000" office:value-type="float" office:value="14.8626339246692" calcext:value-type="float">
            <text:p>14.86</text:p>
          </table:table-cell>
          <table:table-cell table:formula="of:=[.I23]/1000" office:value-type="float" office:value="-0.00000000000845039665525126" calcext:value-type="float">
            <text:p>0.0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5315" calcext:value-type="float">
            <text:p>25315</text:p>
          </table:table-cell>
          <table:table-cell office:value-type="string" calcext:value-type="string">
            <text:p>ULS05_d</text:p>
          </table:table-cell>
          <table:table-cell office:value-type="float" office:value="10152.5246185303" calcext:value-type="float">
            <text:p>10152.5246185303</text:p>
          </table:table-cell>
          <table:table-cell office:value-type="float" office:value="-6.67357538517736" calcext:value-type="float">
            <text:p>-6.67357538517736</text:p>
          </table:table-cell>
          <table:table-cell office:value-type="float" office:value="327016.297010585" calcext:value-type="float">
            <text:p>327016.297010585</text:p>
          </table:table-cell>
          <table:table-cell office:value-type="float" office:value="29.8335513896322" calcext:value-type="float">
            <text:p>29.8335513896322</text:p>
          </table:table-cell>
          <table:table-cell office:value-type="float" office:value="14931.2149767447" calcext:value-type="float">
            <text:p>14931.2149767447</text:p>
          </table:table-cell>
          <table:table-cell office:value-type="float" office:value="-0.0000000065644524619557" calcext:value-type="float">
            <text:p>-6.5644524619557E-09</text:p>
          </table:table-cell>
          <table:table-cell table:formula="of:=[.D24]/1000" office:value-type="float" office:value="10.1525246185303" calcext:value-type="float">
            <text:p>10.15</text:p>
          </table:table-cell>
          <table:table-cell table:formula="of:=[.E24]/1000" office:value-type="float" office:value="-0.00667357538517736" calcext:value-type="float">
            <text:p>-0.01</text:p>
          </table:table-cell>
          <table:table-cell table:formula="of:=[.F24]/1000" office:value-type="float" office:value="327.016297010585" calcext:value-type="float">
            <text:p>327.02</text:p>
          </table:table-cell>
          <table:table-cell table:formula="of:=[.G24]/1000" office:value-type="float" office:value="0.0298335513896322" calcext:value-type="float">
            <text:p>0.03</text:p>
          </table:table-cell>
          <table:table-cell table:formula="of:=[.H24]/1000" office:value-type="float" office:value="14.9312149767447" calcext:value-type="float">
            <text:p>14.93</text:p>
          </table:table-cell>
          <table:table-cell table:formula="of:=[.I24]/1000" office:value-type="float" office:value="-0.0000000000065644524619557" calcext:value-type="float">
            <text:p>0.0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5315" calcext:value-type="float">
            <text:p>25315</text:p>
          </table:table-cell>
          <table:table-cell office:value-type="string" calcext:value-type="string">
            <text:p>ULS06_a</text:p>
          </table:table-cell>
          <table:table-cell office:value-type="float" office:value="10987.7724670603" calcext:value-type="float">
            <text:p>10987.7724670603</text:p>
          </table:table-cell>
          <table:table-cell office:value-type="float" office:value="-5.50413902148647" calcext:value-type="float">
            <text:p>-5.50413902148647</text:p>
          </table:table-cell>
          <table:table-cell office:value-type="float" office:value="352007.348976917" calcext:value-type="float">
            <text:p>352007.348976917</text:p>
          </table:table-cell>
          <table:table-cell office:value-type="float" office:value="24.6057030715375" calcext:value-type="float">
            <text:p>24.6057030715375</text:p>
          </table:table-cell>
          <table:table-cell office:value-type="float" office:value="16166.0017722407" calcext:value-type="float">
            <text:p>16166.0017722407</text:p>
          </table:table-cell>
          <table:table-cell office:value-type="float" office:value="-0.00000000541413812913464" calcext:value-type="float">
            <text:p>-5.41413812913464E-09</text:p>
          </table:table-cell>
          <table:table-cell table:formula="of:=[.D25]/1000" office:value-type="float" office:value="10.9877724670603" calcext:value-type="float">
            <text:p>10.99</text:p>
          </table:table-cell>
          <table:table-cell table:formula="of:=[.E25]/1000" office:value-type="float" office:value="-0.00550413902148647" calcext:value-type="float">
            <text:p>-0.01</text:p>
          </table:table-cell>
          <table:table-cell table:formula="of:=[.F25]/1000" office:value-type="float" office:value="352.007348976917" calcext:value-type="float">
            <text:p>352.01</text:p>
          </table:table-cell>
          <table:table-cell table:formula="of:=[.G25]/1000" office:value-type="float" office:value="0.0246057030715375" calcext:value-type="float">
            <text:p>0.02</text:p>
          </table:table-cell>
          <table:table-cell table:formula="of:=[.H25]/1000" office:value-type="float" office:value="16.1660017722407" calcext:value-type="float">
            <text:p>16.17</text:p>
          </table:table-cell>
          <table:table-cell table:formula="of:=[.I25]/1000" office:value-type="float" office:value="-0.00000000000541413812913464" calcext:value-type="float">
            <text:p>0.0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5315" calcext:value-type="float">
            <text:p>25315</text:p>
          </table:table-cell>
          <table:table-cell office:value-type="string" calcext:value-type="string">
            <text:p>ULS06_b</text:p>
          </table:table-cell>
          <table:table-cell office:value-type="float" office:value="11611.0709503585" calcext:value-type="float">
            <text:p>11611.0709503585</text:p>
          </table:table-cell>
          <table:table-cell office:value-type="float" office:value="-5.31150640270845" calcext:value-type="float">
            <text:p>-5.31150640270845</text:p>
          </table:table-cell>
          <table:table-cell office:value-type="float" office:value="370719.578276583" calcext:value-type="float">
            <text:p>370719.578276583</text:p>
          </table:table-cell>
          <table:table-cell office:value-type="float" office:value="23.7445582129067" calcext:value-type="float">
            <text:p>23.7445582129067</text:p>
          </table:table-cell>
          <table:table-cell office:value-type="float" office:value="17081.1723895789" calcext:value-type="float">
            <text:p>17081.1723895789</text:p>
          </table:table-cell>
          <table:table-cell office:value-type="float" office:value="-0.00000000522465534133271" calcext:value-type="float">
            <text:p>-5.22465534133271E-09</text:p>
          </table:table-cell>
          <table:table-cell table:formula="of:=[.D26]/1000" office:value-type="float" office:value="11.6110709503585" calcext:value-type="float">
            <text:p>11.61</text:p>
          </table:table-cell>
          <table:table-cell table:formula="of:=[.E26]/1000" office:value-type="float" office:value="-0.00531150640270845" calcext:value-type="float">
            <text:p>-0.01</text:p>
          </table:table-cell>
          <table:table-cell table:formula="of:=[.F26]/1000" office:value-type="float" office:value="370.719578276583" calcext:value-type="float">
            <text:p>370.72</text:p>
          </table:table-cell>
          <table:table-cell table:formula="of:=[.G26]/1000" office:value-type="float" office:value="0.0237445582129067" calcext:value-type="float">
            <text:p>0.02</text:p>
          </table:table-cell>
          <table:table-cell table:formula="of:=[.H26]/1000" office:value-type="float" office:value="17.0811723895789" calcext:value-type="float">
            <text:p>17.08</text:p>
          </table:table-cell>
          <table:table-cell table:formula="of:=[.I26]/1000" office:value-type="float" office:value="-0.00000000000522465534133271" calcext:value-type="float">
            <text:p>0.0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5315" calcext:value-type="float">
            <text:p>25315</text:p>
          </table:table-cell>
          <table:table-cell office:value-type="string" calcext:value-type="string">
            <text:p>ULS07_a</text:p>
          </table:table-cell>
          <table:table-cell office:value-type="float" office:value="5215.57375488089" calcext:value-type="float">
            <text:p>5215.57375488089</text:p>
          </table:table-cell>
          <table:table-cell office:value-type="float" office:value="-6.05815406011279" calcext:value-type="float">
            <text:p>-6.05815406011279</text:p>
          </table:table-cell>
          <table:table-cell office:value-type="float" office:value="173962.216541761" calcext:value-type="float">
            <text:p>173962.216541761</text:p>
          </table:table-cell>
          <table:table-cell office:value-type="float" office:value="27.0823718991952" calcext:value-type="float">
            <text:p>27.0823718991952</text:p>
          </table:table-cell>
          <table:table-cell office:value-type="float" office:value="7604.72808694888" calcext:value-type="float">
            <text:p>7604.72808694888</text:p>
          </table:table-cell>
          <table:table-cell office:value-type="float" office:value="-0.00000000595909419456696" calcext:value-type="float">
            <text:p>-5.95909419456696E-09</text:p>
          </table:table-cell>
          <table:table-cell table:formula="of:=[.D27]/1000" office:value-type="float" office:value="5.21557375488089" calcext:value-type="float">
            <text:p>5.22</text:p>
          </table:table-cell>
          <table:table-cell table:formula="of:=[.E27]/1000" office:value-type="float" office:value="-0.00605815406011279" calcext:value-type="float">
            <text:p>-0.01</text:p>
          </table:table-cell>
          <table:table-cell table:formula="of:=[.F27]/1000" office:value-type="float" office:value="173.962216541761" calcext:value-type="float">
            <text:p>173.96</text:p>
          </table:table-cell>
          <table:table-cell table:formula="of:=[.G27]/1000" office:value-type="float" office:value="0.0270823718991952" calcext:value-type="float">
            <text:p>0.03</text:p>
          </table:table-cell>
          <table:table-cell table:formula="of:=[.H27]/1000" office:value-type="float" office:value="7.60472808694888" calcext:value-type="float">
            <text:p>7.60</text:p>
          </table:table-cell>
          <table:table-cell table:formula="of:=[.I27]/1000" office:value-type="float" office:value="-0.00000000000595909419456696" calcext:value-type="float">
            <text:p>0.0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5315" calcext:value-type="float">
            <text:p>25315</text:p>
          </table:table-cell>
          <table:table-cell office:value-type="string" calcext:value-type="string">
            <text:p>ULS07_b</text:p>
          </table:table-cell>
          <table:table-cell office:value-type="float" office:value="5214.68089503377" calcext:value-type="float">
            <text:p>5214.68089503377</text:p>
          </table:table-cell>
          <table:table-cell office:value-type="float" office:value="-4.1408592332955" calcext:value-type="float">
            <text:p>-4.1408592332955</text:p>
          </table:table-cell>
          <table:table-cell office:value-type="float" office:value="173236.491607456" calcext:value-type="float">
            <text:p>173236.491607456</text:p>
          </table:table-cell>
          <table:table-cell office:value-type="float" office:value="18.5112971089145" calcext:value-type="float">
            <text:p>18.5112971089145</text:p>
          </table:table-cell>
          <table:table-cell office:value-type="float" office:value="7673.30913902418" calcext:value-type="float">
            <text:p>7673.30913902418</text:p>
          </table:table-cell>
          <table:table-cell office:value-type="float" office:value="-0.00000000407315000127129" calcext:value-type="float">
            <text:p>-4.07315000127129E-09</text:p>
          </table:table-cell>
          <table:table-cell table:formula="of:=[.D28]/1000" office:value-type="float" office:value="5.21468089503377" calcext:value-type="float">
            <text:p>5.21</text:p>
          </table:table-cell>
          <table:table-cell table:formula="of:=[.E28]/1000" office:value-type="float" office:value="-0.0041408592332955" calcext:value-type="float">
            <text:p>0.00</text:p>
          </table:table-cell>
          <table:table-cell table:formula="of:=[.F28]/1000" office:value-type="float" office:value="173.236491607456" calcext:value-type="float">
            <text:p>173.24</text:p>
          </table:table-cell>
          <table:table-cell table:formula="of:=[.G28]/1000" office:value-type="float" office:value="0.0185112971089145" calcext:value-type="float">
            <text:p>0.02</text:p>
          </table:table-cell>
          <table:table-cell table:formula="of:=[.H28]/1000" office:value-type="float" office:value="7.67330913902418" calcext:value-type="float">
            <text:p>7.67</text:p>
          </table:table-cell>
          <table:table-cell table:formula="of:=[.I28]/1000" office:value-type="float" office:value="-0.00000000000407315000127129" calcext:value-type="float">
            <text:p>0.00</text:p>
          </table:table-cell>
        </table:table-row>
        <table:table-row table:style-name="ro1">
          <table:table-cell table:number-columns-repeated="11"/>
          <table:table-cell table:formula="of:=MAX([.L14:.L28])" office:value-type="float" office:value="514.601242231552" calcext:value-type="float">
            <text:p>514.60</text:p>
          </table:table-cell>
          <table:table-cell table:number-columns-repeated="3"/>
        </table:table-row>
        <table:table-row table:style-name="ro1" table:number-rows-repeated="104854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b1_reactions.A1:b1_reactions.AMJ1048576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7-01T11:25:11.441372130</dc:date>
    <meta:editing-duration>PT11M25S</meta:editing-duration>
    <meta:editing-cycles>1</meta:editing-cycles>
    <meta:document-statistic meta:table-count="1" meta:cell-count="362" meta:object-count="0"/>
  </office:meta>
</office:document-meta>
</file>